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list-style-name="L1">
      <style:text-properties fo:color="#000000"/>
    </style:style>
    <style:style style:name="P3" style:family="paragraph" style:parent-style-name="Standard">
      <style:paragraph-properties fo:padding="0.0291in" fo:border-left="none" fo:border-right="none" fo:border-top="none" fo:border-bottom="0.0008in solid #000000" style:join-border="false"/>
      <style:text-properties fo:color="#000000"/>
    </style:style>
    <style:style style:name="P4" style:family="paragraph" style:parent-style-name="Standard">
      <style:paragraph-properties fo:break-before="page"/>
      <style:text-properties fo:color="#000000"/>
    </style:style>
    <style:style style:name="P5" style:family="paragraph" style:parent-style-name="Header">
      <style:text-properties fo:color="#000000"/>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Reconstruction – Resistance</text:p>
      <text:p text:style-name="P1"/>
      <text:p text:style-name="P1">What should be the role of local individuals? Should we trust whites to do the right thing?</text:p>
      <text:p text:style-name="P1"/>
      <text:p text:style-name="P1">Andrew Johnson:</text:p>
      <text:p text:style-name="P1">Should white society be rehabilitated? Should the economy be revived?</text:p>
      <text:p text:style-name="P1"/>
      <text:p text:style-name="P1">In a capitalist economy, when someone spends money, it generates an economic multiplier. If you buy something, someone has to sell you it, someone has to employ them, etc.</text:p>
      <text:p text:style-name="P1"/>
      <text:p text:style-name="P1">In the South, slaves never had an economic effect, in that they never participated in the economy.</text:p>
      <text:p text:style-name="P1"/>
      <text:p text:style-name="P1">Freedman's Bureau created in 1865. It's official title is the Bureau of Refugees, Freedman, and Abandoned Lands. It was not initially meant exclusively for black people. It was meant to help white people back into society as well.</text:p>
      <text:p text:style-name="P1"/>
      <text:p text:style-name="P1">Freedman's Bureau had to teach freed slaves how to function in society.</text:p>
      <text:p text:style-name="P1"/>
      <text:p text:style-name="P1">War department had to fund it.</text:p>
      <text:p text:style-name="P1">It had to be renewed the next year.</text:p>
      <text:p text:style-name="P1"/>
      <text:p text:style-name="P1">The idea was to sell the freed slaves those acres of land.</text:p>
      <text:p text:style-name="P1"/>
      <text:p text:style-name="P1">Johnson orders that the land be given back to the traitorous white plantation owners.<text:line-break/></text:p>
      <text:p text:style-name="P1"/>
      <text:p text:style-name="P1">Lincoln is shot on April 12<text:span text:style-name="T1">th</text:span>, and died on April 15<text:span text:style-name="T1">th</text:span><text:line-break/>On May 29<text:span text:style-name="T1">th</text:span> 1865, Andrew Johnson announced his plan of reconstruction. Confederate officials and plantation owners valued over 20,000 in property has to beg for their life, otherwise they are completely pardoned with their rights completely restored.</text:p>
      <text:p text:style-name="P1"/>
      <text:p text:style-name="P1">The figured Johnson put into congress were considered “unreconstructed”.</text:p>
      <text:p text:style-name="P1">Unreconstructed = white rule/supremacy</text:p>
      <text:p text:style-name="P1">Johnson insisted the constitutional government had to power in forcing Southern states to allow black voting.</text:p>
      <text:p text:style-name="P1">After this, November, 1865, several of Johnson's unreconstructed governments held elections.</text:p>
      <text:p text:style-name="P1"/>
      <text:p text:style-name="P1">Going over black codes again.</text:p>
      <text:p text:style-name="P4">Racism in the North vs the South</text:p>
      <text:p text:style-name="P1"/>
      <text:p text:style-name="P1">De Jure racism is enforced by the law.</text:p>
      <text:p text:style-name="P1">De Facto racism is enforced by custom.</text:p>
      <text:p text:style-name="P4">Mid-term elections.</text:p>
      <text:p text:style-name="P1">Occurs every 2 years that is not a presidential election.</text:p>
      <text:p text:style-name="P1">Elects the members of the House of Representatives.</text:p>
      <text:p text:style-name="P1">1/3 of the total number of senators stand for reelection.</text:p>
      <text:p text:style-name="P1"/>
      <text:p text:style-name="P1"/>
      <text:p text:style-name="P1">1866 – Mid-election – Huge Republican majority.</text:p>
      <text:p text:style-name="P1">175/244 were Republicans.</text:p>
      <text:p text:style-name="P1"/>
      <text:p text:style-name="P1"/>
      <text:p text:style-name="P1">Starting in 1867</text:p>
      <text:p text:style-name="P1">The Republicans in Congress begin reconstruction.<text:line-break/>1. They pass the tenor of office act.</text:p>
      <text:list xml:id="list1906477823253640663" text:style-name="L1">
        <text:list-item>
          <text:p text:style-name="P2">They pass the tenure of office act.</text:p>
        </text:list-item>
        <text:list-item>
          <text:p text:style-name="P2">They pass the reconstruction act of 1867.<text:line-break/><text:tab/>The south is completely reorganized into 5 military districts. Each of these military districts operate under martial law. It disenfranchised several Americans(bad ones). Lots of good stuff.</text:p>
        </text:list-item>
      </text:list>
      <text:p text:style-name="P1">For southerners the federal government = racial democracy, equality, and inte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creation-date style:data-style-name="N37">01/29/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1-29T13:58:16.46</meta:creation-date>
    <meta:generator>OpenOffice/4.1.3$Win32 OpenOffice.org_project/413m1$Build-9783</meta:generator>
    <dc:date>2018-05-10T15:01:58.26</dc:date>
    <dc:creator>Timothy Cayer</dc:creator>
    <meta:editing-duration>PT2H9M57S</meta:editing-duration>
    <meta:editing-cycles>9</meta:editing-cycles>
    <meta:document-statistic meta:table-count="0" meta:image-count="0" meta:object-count="0" meta:page-count="3" meta:paragraph-count="33" meta:word-count="395" meta:character-count="2457"/>
  </office:meta>
</office:document-meta>
</file>